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text-properties fo:color="#9966cc" fo:font-size="12pt" style:font-size-asian="12pt" style:font-size-complex="12pt"/>
    </style:style>
    <style:style style:name="P3" style:family="paragraph">
      <style:text-properties fo:color="#9966cc" fo:font-size="10pt" style:font-size-asian="10pt" style:font-size-complex="10pt"/>
    </style:style>
    <style:style style:name="P4" style:family="paragraph">
      <style:text-properties fo:color="#00ff00"/>
    </style:style>
    <style:style style:name="P5" style:family="paragraph">
      <style:text-properties fo:color="#ff0000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color="#9966cc" fo:font-size="12pt" style:font-size-asian="12pt" style:font-size-complex="12pt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color="#9966cc" fo:font-size="10pt" style:font-size-asian="10pt" style:font-size-complex="10pt"/>
    </style:style>
    <style:style style:name="T4" style:family="text">
      <style:text-properties fo:color="#00ff00"/>
    </style:style>
    <style:style style:name="T5" style:family="text">
      <style:text-properties fo:color="#ff0000"/>
    </style:style>
    <style:style style:name="T6" style:family="text">
      <style:text-properties fo:font-family="Arial" style:font-style-name="Normal" style:font-family-generic="swiss" fo:font-size="26pt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Arial" style:font-style-name="Normal" style:font-family-generic="swiss" fo:font-size="26pt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5cm" svg:height="7cm" svg:x="5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6cm" svg:x="5.5cm" svg:y="4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5cm" svg:x="10cm" svg:y="5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cm" svg:y1="8cm" svg:x2="14cm" svg:y2="8cm">
            <text:p/>
          </draw:line>
          <draw:line draw:style-name="gr2" draw:text-style-name="P1" draw:layer="layout" svg:x1="10cm" svg:y1="6cm" svg:x2="14cm" svg:y2="6cm">
            <text:p/>
          </draw:line>
          <draw:line draw:style-name="gr2" draw:text-style-name="P1" draw:layer="layout" svg:x1="10cm" svg:y1="8.5cm" svg:x2="14cm" svg:y2="8.5cm">
            <text:p/>
          </draw:line>
          <draw:line draw:style-name="gr2" draw:text-style-name="P1" draw:layer="layout" svg:x1="9.5cm" svg:y1="7.5cm" svg:x2="5.5cm" svg:y2="7.5cm">
            <text:p/>
          </draw:line>
          <draw:line draw:style-name="gr2" draw:text-style-name="P1" draw:layer="layout" svg:x1="9.5cm" svg:y1="9.5cm" svg:x2="5.5cm" svg:y2="9.5cm">
            <text:p/>
          </draw:line>
          <draw:line draw:style-name="gr2" draw:text-style-name="P1" draw:layer="layout" svg:x1="9.5cm" svg:y1="8.5cm" svg:x2="5.5cm" svg:y2="8.5cm">
            <text:p/>
          </draw:line>
          <draw:line draw:style-name="gr2" draw:text-style-name="P1" draw:layer="layout" svg:x1="9.5cm" svg:y1="6.5cm" svg:x2="5.5cm" svg:y2="6.5cm">
            <text:p/>
          </draw:line>
          <draw:line draw:style-name="gr2" draw:text-style-name="P1" draw:layer="layout" svg:x1="9.5cm" svg:y1="5.5cm" svg:x2="5.5cm" svg:y2="5.5cm">
            <text:p/>
          </draw:line>
          <draw:frame draw:style-name="gr3" draw:text-style-name="P2" draw:layer="layout" svg:width="4cm" svg:height="1cm" svg:x="5.5cm" svg:y="4.5cm">
            <draw:text-box>
              <text:p text:style-name="P2"><text:span text:style-name="T1">Adjusted voltage</text:span></text:p>
            </draw:text-box>
          </draw:frame>
          <draw:frame draw:style-name="gr3" draw:layer="layout" svg:width="4cm" svg:height="1cm" svg:x="5.5cm" svg:y="5.5cm">
            <draw:text-box>
              <text:p>12,5 [V]</text:p>
            </draw:text-box>
          </draw:frame>
          <draw:frame draw:style-name="gr3" draw:text-style-name="P2" draw:layer="layout" svg:width="4cm" svg:height="1cm" svg:x="5.5cm" svg:y="6.5cm">
            <draw:text-box>
              <text:p text:style-name="P2"><text:span text:style-name="T1">Current limit</text:span></text:p>
            </draw:text-box>
          </draw:frame>
          <draw:frame draw:style-name="gr3" draw:layer="layout" svg:width="4cm" svg:height="1cm" svg:x="5.5cm" svg:y="7.5cm">
            <draw:text-box>
              <text:p>200 [mA/A]</text:p>
            </draw:text-box>
          </draw:frame>
          <draw:frame draw:style-name="gr3" draw:text-style-name="P2" draw:layer="layout" svg:width="4cm" svg:height="1cm" svg:x="5.5cm" svg:y="8.5cm">
            <draw:text-box>
              <text:p text:style-name="P2"><text:span text:style-name="T1">Temp 2N Trans.</text:span></text:p>
            </draw:text-box>
          </draw:frame>
          <draw:frame draw:style-name="gr3" draw:layer="layout" svg:width="4cm" svg:height="1cm" svg:x="5.5cm" svg:y="9.5cm">
            <draw:text-box>
              <text:p>85 [<text:span text:style-name="T2">ºC</text:span>]</text:p>
            </draw:text-box>
          </draw:frame>
          <draw:frame draw:style-name="gr4" draw:text-style-name="P3" draw:layer="layout" svg:width="4cm" svg:height="0.645cm" svg:x="10cm" svg:y="5.5cm">
            <draw:text-box>
              <text:p text:style-name="P3"><text:span text:style-name="T3">Current voltage</text:span></text:p>
            </draw:text-box>
          </draw:frame>
          <draw:frame draw:style-name="gr4" draw:text-style-name="P3" draw:layer="layout" svg:width="4cm" svg:height="0.645cm" svg:x="10cm" svg:y="7.855cm">
            <draw:text-box>
              <text:p text:style-name="P3"><text:span text:style-name="T3">Actual current</text:span></text:p>
            </draw:text-box>
          </draw:frame>
          <draw:frame draw:style-name="gr3" draw:text-style-name="P4" draw:layer="layout" svg:width="3cm" svg:height="1cm" svg:x="10.5cm" svg:y="6.5cm">
            <draw:text-box>
              <text:p text:style-name="P4"><text:span text:style-name="T4">12,5 [V]</text:span></text:p>
            </draw:text-box>
          </draw:frame>
          <draw:frame draw:style-name="gr3" draw:text-style-name="P5" draw:layer="layout" svg:width="3cm" svg:height="1cm" svg:x="10.5cm" svg:y="9cm">
            <draw:text-box>
              <text:p text:style-name="P5"><text:span text:style-name="T5">250[mA]</text:span></text:p>
            </draw:text-box>
          </draw:frame>
        </draw:g>
        <draw:g>
          <draw:g>
            <draw:g>
              <draw:g>
                <draw:custom-shape draw:style-name="gr1" draw:text-style-name="P1" draw:layer="layout" svg:width="9.5cm" svg:height="7cm" svg:x="4.5cm" svg:y="1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8.5cm" svg:height="1.5cm" svg:x="5cm" svg:y="15.5cm">
                  <text:p text:style-name="P1">Do You want save adjustment</text:p>
                  <draw:enhanced-geometry svg:viewBox="0 0 21600 21600" draw:type="rectangle" draw:enhanced-path="M 0 0 L 21600 0 21600 21600 0 21600 0 0 Z N"/>
                </draw:custom-shape>
                <draw:frame draw:style-name="gr6" draw:text-style-name="P6" draw:layer="layout" svg:width="4.5cm" svg:height="1.75cm" svg:x="7cm" svg:y="18.25cm">
                  <draw:text-box>
                    <text:p text:style-name="P6"><text:span text:style-name="T6">12</text:span><text:span text:style-name="T7">,</text:span><text:span text:style-name="T8">5</text:span><text:span text:style-name="T9"> [V]</text:span></text:p>
                  </draw:text-box>
                </draw:fram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wolowik </meta:initial-creator>
    <meta:creation-date>2010-10-15T21:03:15</meta:creation-date>
    <dc:date>2010-10-15T23:08:09</dc:date>
    <dc:creator>mwolowik </dc:creator>
    <meta:editing-duration>PT02H04M54S</meta:editing-duration>
    <meta:editing-cycles>9</meta:editing-cycles>
    <meta:generator>OpenOffice.org/3.2$Linux OpenOffice.org_project/320m12$Build-9483</meta:generator>
    <meta:document-statistic meta:object-count="29"/>
  </office:meta>
</office:document-meta>
</file>